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9a04a"/>
    </style:style>
    <style:style style:name="P3" style:family="paragraph" style:parent-style-name="Standard">
      <style:text-properties officeooo:rsid="0006d71f" officeooo:paragraph-rsid="0006d71f"/>
    </style:style>
    <style:style style:name="P4" style:family="paragraph" style:parent-style-name="Standard">
      <style:text-properties officeooo:rsid="0006d71f" officeooo:paragraph-rsid="0009a04a"/>
    </style:style>
    <style:style style:name="P5" style:family="paragraph" style:parent-style-name="Standard">
      <style:text-properties officeooo:rsid="00092513" officeooo:paragraph-rsid="00092513"/>
    </style:style>
    <style:style style:name="P6" style:family="paragraph" style:parent-style-name="Standard">
      <style:text-properties officeooo:rsid="0009a04a" officeooo:paragraph-rsid="0009a04a"/>
    </style:style>
    <style:style style:name="P7" style:family="paragraph" style:parent-style-name="Standard">
      <style:text-properties officeooo:rsid="000a7e71" officeooo:paragraph-rsid="000a7e71"/>
    </style:style>
    <style:style style:name="P8" style:family="paragraph" style:parent-style-name="Standard">
      <style:text-properties officeooo:rsid="000a7e71" officeooo:paragraph-rsid="000f686f"/>
    </style:style>
    <style:style style:name="P9" style:family="paragraph" style:parent-style-name="Standard">
      <style:text-properties officeooo:rsid="000f686f" officeooo:paragraph-rsid="000f686f"/>
    </style:style>
    <style:style style:name="P10" style:family="paragraph" style:parent-style-name="Standard">
      <style:text-properties officeooo:rsid="000a7e71" officeooo:paragraph-rsid="000f686f"/>
    </style:style>
    <style:style style:name="P11" style:family="paragraph" style:parent-style-name="Standard">
      <style:text-properties fo:font-style="italic" officeooo:rsid="000a7e71" officeooo:paragraph-rsid="000f686f" style:font-style-asian="italic" style:font-style-complex="italic"/>
    </style:style>
    <style:style style:name="P12" style:family="paragraph" style:parent-style-name="Standard">
      <style:text-properties fo:font-style="italic" officeooo:rsid="00057ba3" officeooo:paragraph-rsid="00057ba3" style:font-style-asian="italic" style:font-style-complex="italic"/>
    </style:style>
    <style:style style:name="P13" style:family="paragraph" style:parent-style-name="Standard">
      <style:text-properties fo:font-style="italic" officeooo:rsid="00057ba3" officeooo:paragraph-rsid="00107953" style:font-style-asian="italic" style:font-style-complex="italic"/>
    </style:style>
    <style:style style:name="P14" style:family="paragraph" style:parent-style-name="Standard">
      <style:text-properties fo:font-style="italic" officeooo:rsid="0006d71f" officeooo:paragraph-rsid="0011e222" style:font-style-asian="italic" style:font-style-complex="italic"/>
    </style:style>
    <style:style style:name="P15" style:family="paragraph" style:parent-style-name="Standard">
      <style:text-properties officeooo:rsid="00057ba3" officeooo:paragraph-rsid="00057ba3"/>
    </style:style>
    <style:style style:name="P16" style:family="paragraph" style:parent-style-name="Standard">
      <style:text-properties officeooo:rsid="00057ba3" officeooo:paragraph-rsid="00103f44"/>
    </style:style>
    <style:style style:name="P17" style:family="paragraph" style:parent-style-name="Standard">
      <style:text-properties officeooo:rsid="00057ba3" officeooo:paragraph-rsid="0006d71f"/>
    </style:style>
    <style:style style:name="P18" style:family="paragraph" style:parent-style-name="Standard">
      <style:text-properties officeooo:rsid="00057ba3" officeooo:paragraph-rsid="00107953"/>
    </style:style>
    <style:style style:name="P19" style:family="paragraph" style:parent-style-name="Standard">
      <style:text-properties officeooo:rsid="0006d71f" officeooo:paragraph-rsid="0006d71f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0faa82"/>
    </style:style>
    <style:style style:name="T11" style:family="text">
      <style:text-properties officeooo:rsid="00103f4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03f44" style:font-style-asian="italic" style:font-style-complex="italic"/>
    </style:style>
    <style:style style:name="T14" style:family="text">
      <style:text-properties fo:font-style="italic" officeooo:rsid="00107953" style:font-style-asian="italic" style:font-style-complex="italic"/>
    </style:style>
    <style:style style:name="T15" style:family="text">
      <style:text-properties fo:font-style="italic" officeooo:rsid="0011c7a5" style:font-style-asian="italic" style:font-style-complex="italic"/>
    </style:style>
    <style:style style:name="T16" style:family="text">
      <style:text-properties officeooo:rsid="00107953"/>
    </style:style>
    <style:style style:name="T17" style:family="text">
      <style:text-properties officeooo:rsid="0011c7a5"/>
    </style:style>
    <style:style style:name="T18" style:family="text">
      <style:text-properties fo:font-style="normal" officeooo:rsid="0011c7a5" style:font-style-asian="normal" style:font-style-complex="normal"/>
    </style:style>
    <style:style style:name="T19" style:family="text">
      <style:text-properties officeooo:rsid="0011e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<text:span text:style-name="T10">crear unha base chamada basex</text:span></text:p>
      <text:p text:style-name="P11"><text:tab/>create database basex;</text:p>
      <text:p text:style-name="P8">-conectarse a base basex como usuario postgres </text:p>
      <text:p text:style-name="P8"><text:tab/><text:span text:style-name="T11">\c basex postgres</text:span></text:p>
      <text:p text:style-name="P8">-lanzar os seguints comandos: </text:p>
      <text:p text:style-name="P8"><text:tab/>revoke create on schema public from public;</text:p>
      <text:p text:style-name="P8"><text:tab/>revoke connect on database basex from public;</text:p>
      <text:p text:style-name="P1"/>
      <text:p text:style-name="P9">A xontinuacion , aparte do que se pide lanzar os comandos que sexan necesarios eq ue non se piden .</text:p>
      <text:p text:style-name="P1">crear <text:span text:style-name="T2">tres</text:span> usuarios : u1 , u2<text:span text:style-name="T2">, u3 <text:s/>con contrasinais u1,u2,u3 respectivamente</text:span></text:p>
      <text:p text:style-name="P12"><text:tab/>create user u1 with password 'u1';</text:p>
      <text:p text:style-name="P12"><text:tab/>create user u<text:span text:style-name="T11">2</text:span> with password 'u<text:span text:style-name="T11">2</text:span>';</text:p>
      <text:p text:style-name="P1"><text:span text:style-name="T12"><text:tab/>create user u</text:span><text:span text:style-name="T13">3</text:span><text:span text:style-name="T12"> with password 'u</text:span><text:span text:style-name="T13">3</text:span><text:span text:style-name="T12">';</text:span></text:p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6"><text:span text:style-name="T13"><text:tab/>grant CONNECT ON DATABASE basex to u1;</text:span></text:p>
      <text:p text:style-name="P1"><text:tab/><text:span text:style-name="T13">create schema e1;</text:span></text:p>
      <text:p text:style-name="P1"><text:span text:style-name="T13"><text:tab/>alter schema e1 owner to u1;</text:span></text:p>
      <text:p text:style-name="P1"><text:span text:style-name="T13"/></text:p>
      <text:p text:style-name="P1"><text:tab/>e2 <text:s/>propiedade de u2</text:p>
      <text:p text:style-name="P16"><text:tab/>grant CONNECT ON DATABASE basex to u<text:span text:style-name="T11">2</text:span>;</text:p>
      <text:p text:style-name="P16"><text:span text:style-name="T13"><text:tab/>create schema e2;</text:span></text:p>
      <text:p text:style-name="P16"><text:span text:style-name="T13"><text:tab/>alter schema e2 owner to u2;</text:span></text:p>
      <text:p text:style-name="P16"><text:span text:style-name="T13"/></text:p>
      <text:p text:style-name="P17"><text:span text:style-name="T2"><text:s text:c="12"/></text:span>e<text:span text:style-name="T2">3</text:span> <text:s/>propiedade de u<text:span text:style-name="T2">3</text:span></text:p>
      <text:p text:style-name="P16"><text:span text:style-name="T13"><text:tab/>grant CONNECT ON DATABASE basex to u3;</text:span></text:p>
      <text:p text:style-name="P16"><text:tab/><text:span text:style-name="T13">create schema e3;</text:span></text:p>
      <text:p text:style-name="P16"><text:span text:style-name="T13"><text:tab/>alter schema e3 owner to u3;</text:span></text:p>
      <text:p text:style-name="P16"><text:span text:style-name="T13"/></text:p>
      <text:p text:style-name="P1">-o usuario u1 debe crear una taboa no seu esquema e1 <text:s/>chamada basex_e1_u1_t1 con dous campos: codigo e nome , de tipos integer e varchar(20) respectivamente </text:p>
      <text:p text:style-name="P1"><text:tab/><text:span text:style-name="T13">\c basex u1</text:span></text:p>
      <text:p text:style-name="P1"><text:span text:style-name="T13"><text:tab/>create table e1.basex_e1_u1_t1(codigo integer, nome varchar(20));</text:span></text:p>
      <text:p text:style-name="P1"><text:span text:style-name="T13"><text:tab/></text:span></text:p>
      <text:p text:style-name="P1">-o usuario u2 debe crear una taboa no seu esquema e2 chamada basex_e2_u2_t1con dous campos: codigo e nome , de tipos integer e varchar(20) respectivamente</text:p>
      <text:p text:style-name="P16"><text:span text:style-name="T13"><text:tab/>\c basex u2</text:span></text:p>
      <text:p text:style-name="P16"><text:span text:style-name="T13"><text:tab/>create table e2.basex_e2_u2_t1(codigo integer, nome varchar(20));</text:span>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13"><text:tab/>grant usage on SCHEMA e<text:span text:style-name="T16">2</text:span> to u<text:span text:style-name="T16">1</text:span>;</text:p>
      <text:p text:style-name="P1"><text:tab/><text:span text:style-name="T12">grant select on e2.basex_e2_u2_t1 TO u1;</text:span></text:p>
      <text:p text:style-name="P17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13"><text:tab/><text:span text:style-name="T16">\c basex u1</text:span></text:p>
      <text:p text:style-name="P13"><text:tab/>grant usage on SCHEMA e1 to u2;</text:p>
      <text:p text:style-name="P18"><text:tab/><text:span text:style-name="T12">grant select on e</text:span><text:span text:style-name="T14">1</text:span><text:span text:style-name="T12">.basex_e</text:span><text:span text:style-name="T14">1</text:span><text:span text:style-name="T12">_u</text:span><text:span text:style-name="T14">1</text:span><text:span text:style-name="T12">_t1 TO u</text:span><text:span text:style-name="T14">2</text:span><text:span text:style-name="T12">;</text:span></text:p>
      <text:p text:style-name="P18"><text:span text:style-name="T12"/></text:p>
      <text:p text:style-name="P18"><text:span text:style-name="T12"/></text:p>
      <text:p text:style-name="P17"><text:soft-page-break/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18"><text:span text:style-name="T12"><text:tab/></text:span><text:span text:style-name="T15">grant usage on SCHEMA e1 to u2 with grant option;</text:span></text:p>
      <text:p text:style-name="P18"><text:span text:style-name="T12"><text:tab/>grant insert on e1.basex_e1_u1_t1 TO u2 </text:span><text:span text:style-name="T15">with grant option</text:span><text:span text:style-name="T12">;</text:span></text:p>
      <text:p text:style-name="P18"><text:span text:style-name="T12"/></text:p>
      <text:p text:style-name="P3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4"><text:tab/><text:span text:style-name="T19">\c basex u2</text:span></text:p>
      <text:p text:style-name="P14"><text:tab/>grant usage on SCHEMA e<text:span text:style-name="T17">1</text:span> to u<text:span text:style-name="T16">3</text:span>;</text:p>
      <text:p text:style-name="P3"><text:tab/><text:span text:style-name="T12">grant insert on e</text:span><text:span text:style-name="T15">1</text:span><text:span text:style-name="T12">.basex_e</text:span><text:span text:style-name="T15">1</text:span><text:span text:style-name="T12">_u</text:span><text:span text:style-name="T15">1</text:span><text:span text:style-name="T12">_t1 TO u3;</text:span></text:p>
      <text:p text:style-name="P1"/>
      <text:p text:style-name="P5">Se todo esta ben feito as seguintes operacions deberían dar os seguintes resultados:</text:p>
      <text:p text:style-name="P5">a)conectado como usuario u1:</text:p>
      <text:p text:style-name="P5">insert into <text:s/><text:span text:style-name="T4">e1.</text:span><text:span text:style-name="T1">basex_e1_u1_t1</text:span> values (1,'<text:span text:style-name="T4">lila</text:span>') ;</text:p>
      <text:p text:style-name="P5">ok</text:p>
      <text:p text:style-name="P5">insert into <text:s/><text:span text:style-name="T4">e1.</text:span><text:span text:style-name="T1">basex_e1_u1_t1</text:span> values (2,'<text:span text:style-name="T4">rosa</text:span>');</text:p>
      <text:p text:style-name="P5">ok</text:p>
      <text:p text:style-name="P5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5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5">ok</text:p>
      <text:p text:style-name="P5">select * from <text:span text:style-name="T4">e1.</text:span><text:span text:style-name="T1">basex_e1_u1_t1</text:span> <text:span text:style-name="T7">;</text:span></text:p>
      <text:p text:style-name="P6">ok</text:p>
      <text:p text:style-name="P6">insert <text:s/>into e1.<text:span text:style-name="T1">basex_e1_u1_t1</text:span> values (3,'clavel');</text:p>
      <text:p text:style-name="P6">ok </text:p>
      <text:p text:style-name="P6">update <text:s/>e1.<text:span text:style-name="T1">basex_e1_u1_t1</text:span> set nome='azalea' where codigo=1;</text:p>
      <text:p text:style-name="P6">NON</text:p>
      <text:p text:style-name="P6">c) conectado como usuario u1;</text:p>
      <text:p text:style-name="P2"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6">NON</text:p>
      <text:p text:style-name="P6">select * from <text:s/>e2.<text:span text:style-name="T1">basex_e2_u2_t1</text:span><text:span text:style-name="T3"> </text:span>;</text:p>
      <text:p text:style-name="P6">ok</text:p>
      <text:p text:style-name="P6">d)conec<text:span text:style-name="T9">ta</text:span>do como o usuario u3:</text:p>
      <text:p text:style-name="P4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7">ok</text:p>
      <text:p text:style-name="P7"><text:span text:style-name="T4">select * from </text:span><text:s text:c="2"/><text:span text:style-name="T9">e1.</text:span><text:span text:style-name="T1">basex_e1_u1_t1</text:span>;</text:p>
      <text:p text:style-name="P7">N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4-28T14:28:52.666816187</dc:date>
    <meta:editing-duration>PT28M32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2" meta:paragraph-count="75" meta:word-count="481" meta:character-count="3039" meta:non-whitespace-character-count="2549"/>
  </office:meta>
</office:document-meta>
</file>